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0a54" officeooo:paragraph-rsid="00100a54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100a54" officeooo:paragraph-rsid="00100a54"/>
    </style:style>
    <style:style style:name="P3" style:family="paragraph" style:parent-style-name="Standard">
      <style:paragraph-properties fo:text-align="end" style:justify-single-word="false" style:writing-mode="lr-tb"/>
      <style:text-properties officeooo:rsid="00100a54" officeooo:paragraph-rsid="00100a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מטלה 1 (BASH)</text:p>
      <text:p text:style-name="P1"/>
      <text:p text:style-name="P3">סדר הרצה מאפס</text:p>
      <text:p text:style-name="P3"/>
      <text:p text:style-name="P2">git clone <text:a xlink:type="simple" xlink:href="https://github.com/elazarkin82/ArielMivneZikaron.git" text:style-name="Internet_20_link" text:visited-style-name="Visited_20_Internet_20_Link">https://github.com/elazarkin82/ArielMivneZikaron.git</text:a> elazarHomework</text:p>
      <text:p text:style-name="P2"/>
      <text:p text:style-name="P2">cd elazarHomework/homework1</text:p>
      <text:p text:style-name="P2"/>
      <text:p text:style-name="P2">#for test code with memory leak</text:p>
      <text:p text:style-name="P2">./BasicCheck.sh test1 test1 100</text:p>
      <text:p text:style-name="P2"/>
      <text:p text:style-name="P2">#for test code without memory leak</text:p>
      <text:p text:style-name="P2">./BasicCheck.sh test2 test2 100</text:p>
      <text:p text:style-name="P2"/>
      <text:p text:style-name="P2">#for test both</text:p>
      <text:p text:style-name="P2">./run.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7:09:55.967876028</meta:creation-date>
    <dc:date>2019-03-04T17:16:47.003883208</dc:date>
    <meta:editing-duration>PT6M51S</meta:editing-duration>
    <meta:editing-cycles>1</meta:editing-cycles>
    <meta:document-statistic meta:table-count="0" meta:image-count="0" meta:object-count="0" meta:page-count="1" meta:paragraph-count="10" meta:word-count="36" meta:character-count="279" meta:non-whitespace-character-count="253"/>
    <meta:generator>LibreOffice/5.1.6.2$Linux_X86_64 LibreOffice_project/10m0$Build-2</meta:generator>
  </office:meta>
</office:document-meta>
</file>